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250" officeooo:paragraph-rsid="00194250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94250" officeooo:paragraph-rsid="00194250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4pt" fo:font-weight="bold" officeooo:rsid="00194250" officeooo:paragraph-rsid="00194250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98cdc" officeooo:paragraph-rsid="00198cdc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6" style:family="paragraph" style:parent-style-name="Header">
      <style:text-properties officeooo:rsid="00194250" officeooo:paragraph-rsid="00194250"/>
    </style:style>
    <style:style style:name="P7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officeooo:rsid="00194250" officeooo:paragraph-rsid="00194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agnol</text:p>
      <text:p text:style-name="P2">Compréhension orale</text:p>
      <text:p text:style-name="P5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P3">De emigración a inmigración</text:p>
      <text:p text:style-name="P1"/>
      <text:p text:style-name="P1"/>
      <text:p text:style-name="P4">Ce monologue est le témoignage d’une femme, dont le nom est inconnu, qui nous explique que l’Espagne, qui était un pays d’émigration, est en train de devenir un pays d’immigration. </text:p>
      <text:p text:style-name="P4">Elle commence par dire que l’Espagne était un pays pauvre, et que les espagnols ont du quitter leur pays pour s’installer à l’étranger, par exemple en Belgique, en Allemagne, ou en France, pour la construction d’autres secteurs. </text:p>
      <text:p text:style-name="P4">Ensuite, elle affirme qu’à partir des années 90, les espagnols étaient moins pauvres qu’avant, et qu’ils avaient moins de raisons d’émigrer... </text:p>
      <text:p text:style-name="P4">Mais elle nous dit que parmi les habitants d’Espagne de nos jours, il y a des gens qui sont originaires d’autres pays, voire d’autres continents. Elle cite le Maroc, des pays d’Afrique noir comme le Nigeria ou le Sénégal, et puis la Chine. </text:p>
      <text:p text:style-name="P4">Elle fait également mention de la crise, affirmant qu’elle affecte toutes les communautés. </text:p>
      <text:p text:style-name="P4">Et enfin, elle conclut en disant que, petit-à-petit, l’Espagne devient un pays d’immigration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officeooo:rsid="00194250" officeooo:paragraph-rsid="00194250"/>
    </style:style>
    <style:style style:name="MP2" style:family="paragraph" style:parent-style-name="Header">
      <style:text-properties officeooo:rsid="00194250" officeooo:paragraph-rsid="001942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RNIER<text:tab/>Vendredi 8 Février 2019</text:p>
        <text:p text:style-name="MP2">Thomas</text:p>
        <text:p text:style-name="MP2">TS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8:22:17.658000000</meta:creation-date>
    <dc:date>2019-02-08T08:48:33.768000000</dc:date>
    <meta:editing-duration>PT25S</meta:editing-duration>
    <meta:editing-cycles>1</meta:editing-cycles>
    <meta:document-statistic meta:table-count="0" meta:image-count="0" meta:object-count="0" meta:page-count="1" meta:paragraph-count="12" meta:word-count="171" meta:character-count="1072" meta:non-whitespace-character-count="907"/>
    <meta:generator>LibreOffice/5.1.6.2$Windows_x86 LibreOffice_project/07ac168c60a517dba0f0d7bc7540f5afa45f0909</meta:generator>
  </office:meta>
</office:document-meta>
</file>